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352a" officeooo:paragraph-rsid="001f352a"/>
    </style:style>
    <style:style style:name="P2" style:family="paragraph" style:parent-style-name="Standard">
      <style:text-properties officeooo:rsid="001f352a" officeooo:paragraph-rsid="00202d1e"/>
    </style:style>
    <style:style style:name="P3" style:family="paragraph" style:parent-style-name="Standard">
      <style:text-properties fo:color="#383d3c" loext:opacity="100%" officeooo:rsid="001f352a" officeooo:paragraph-rsid="001f352a"/>
    </style:style>
    <style:style style:name="P4" style:family="paragraph" style:parent-style-name="Standard">
      <style:text-properties fo:color="#383d3c" loext:opacity="100%" officeooo:rsid="001fd49a" officeooo:paragraph-rsid="001fd49a"/>
    </style:style>
    <style:style style:name="P5" style:family="paragraph" style:parent-style-name="Standard">
      <style:text-properties fo:color="#383d3c" loext:opacity="100%" fo:font-weight="bold" officeooo:rsid="001fd49a" officeooo:paragraph-rsid="001fd49a" style:font-weight-asian="bold" style:font-weight-complex="bold"/>
    </style:style>
    <style:style style:name="P6" style:family="paragraph" style:parent-style-name="Standard">
      <style:text-properties officeooo:rsid="001fd49a" officeooo:paragraph-rsid="001fd49a"/>
    </style:style>
    <style:style style:name="P7" style:family="paragraph" style:parent-style-name="Standard">
      <style:text-properties officeooo:rsid="00202d1e" officeooo:paragraph-rsid="00202d1e"/>
    </style:style>
    <style:style style:name="P8" style:family="paragraph" style:parent-style-name="Heading_20_1">
      <style:paragraph-properties fo:break-before="column"/>
      <style:text-properties fo:color="#383d3c" loext:opacity="100%" fo:font-style="normal" fo:font-weight="normal" officeooo:rsid="001fd49a" officeooo:paragraph-rsid="001fd49a" style:font-style-asian="normal" style:font-weight-asian="normal" style:font-style-complex="normal" style:font-weight-complex="normal"/>
    </style:style>
    <style:style style:name="P9" style:family="paragraph" style:parent-style-name="Standard">
      <style:text-properties fo:color="#383d3c" loext:opacity="100%" officeooo:rsid="001fd49a" officeooo:paragraph-rsid="001fd49a"/>
    </style:style>
    <style:style style:name="P10" style:family="paragraph" style:parent-style-name="Standard">
      <style:text-properties fo:color="#383d3c" loext:opacity="100%" fo:font-weight="bold" officeooo:rsid="0022ca8c" officeooo:paragraph-rsid="0022ca8c" style:font-weight-asian="bold" style:font-weight-complex="bold"/>
    </style:style>
    <style:style style:name="P11" style:family="paragraph" style:parent-style-name="Standard">
      <style:text-properties fo:color="#383d3c" loext:opacity="100%" fo:font-weight="normal" officeooo:rsid="0022ca8c" officeooo:paragraph-rsid="0022ca8c" style:font-weight-asian="normal" style:font-weight-complex="normal"/>
    </style:style>
    <style:style style:name="P12" style:family="paragraph" style:parent-style-name="Standard">
      <style:text-properties fo:color="#383d3c" loext:opacity="100%" fo:font-style="italic" fo:font-weight="normal" officeooo:rsid="0022ca8c" officeooo:paragraph-rsid="0022ca8c" style:font-style-asian="italic" style:font-weight-asian="normal" style:font-style-complex="italic" style:font-weight-complex="normal"/>
    </style:style>
    <style:style style:name="P13" style:family="paragraph" style:parent-style-name="Standard">
      <style:text-properties fo:color="#383d3c" loext:opacity="100%" fo:font-style="italic" officeooo:rsid="001fd49a" officeooo:paragraph-rsid="001fd49a" style:font-style-asian="italic" style:font-style-complex="italic"/>
    </style:style>
    <style:style style:name="P14" style:family="paragraph" style:parent-style-name="Standard">
      <style:text-properties officeooo:rsid="001fd49a" officeooo:paragraph-rsid="0022ca8c"/>
    </style:style>
    <style:style style:name="P15" style:family="paragraph" style:parent-style-name="Standard">
      <style:text-properties officeooo:rsid="001f352a" officeooo:paragraph-rsid="001f352a"/>
    </style:style>
    <style:style style:name="P16" style:family="paragraph" style:parent-style-name="Standard">
      <style:text-properties officeooo:rsid="001f352a" officeooo:paragraph-rsid="001fd49a"/>
    </style:style>
    <style:style style:name="P17" style:family="paragraph" style:parent-style-name="Standard">
      <style:text-properties officeooo:rsid="001f352a" officeooo:paragraph-rsid="00202d1e"/>
    </style:style>
    <style:style style:name="P18" style:family="paragraph" style:parent-style-name="Standard">
      <style:text-properties officeooo:rsid="0022ca8c" officeooo:paragraph-rsid="0022ca8c"/>
    </style:style>
    <style:style style:name="P19" style:family="paragraph" style:parent-style-name="Standard">
      <style:text-properties officeooo:paragraph-rsid="0022ca8c"/>
    </style:style>
    <style:style style:name="P20" style:family="paragraph" style:parent-style-name="Standard">
      <style:text-properties fo:font-weight="bold" officeooo:rsid="0022ca8c" officeooo:paragraph-rsid="001fd49a" style:font-weight-asian="bold" style:font-weight-complex="bold"/>
    </style:style>
    <style:style style:name="P21" style:family="paragraph" style:parent-style-name="Standard">
      <style:text-properties fo:font-weight="bold" officeooo:rsid="0022ca8c" officeooo:paragraph-rsid="0022ca8c" style:font-weight-asian="bold" style:font-weight-complex="bold"/>
    </style:style>
    <style:style style:name="P22" style:family="paragraph" style:parent-style-name="Standard">
      <style:paragraph-properties fo:break-before="column"/>
      <style:text-properties fo:font-weight="bold" officeooo:rsid="0022ca8c" officeooo:paragraph-rsid="0022ca8c" style:font-weight-asian="bold" style:font-weight-complex="bold"/>
    </style:style>
    <style:style style:name="P23" style:family="paragraph" style:parent-style-name="Standard">
      <style:paragraph-properties fo:break-before="page"/>
      <style:text-properties fo:font-weight="bold" officeooo:rsid="00234589" officeooo:paragraph-rsid="0022ca8c" style:font-weight-asian="bold" style:font-weight-complex="bold"/>
    </style:style>
    <style:style style:name="P24" style:family="paragraph" style:parent-style-name="Standard">
      <style:text-properties fo:color="#666666" loext:opacity="100%" officeooo:rsid="001f352a" officeooo:paragraph-rsid="001fd49a"/>
    </style:style>
    <style:style style:name="P25" style:family="paragraph" style:parent-style-name="Standard">
      <style:text-properties fo:color="#666666" loext:opacity="100%" officeooo:rsid="001f352a" officeooo:paragraph-rsid="00234589"/>
    </style:style>
    <style:style style:name="P26" style:family="paragraph" style:parent-style-name="Standard">
      <style:text-properties fo:color="#666666" loext:opacity="100%" officeooo:rsid="001f352a" officeooo:paragraph-rsid="0022ca8c"/>
    </style:style>
    <style:style style:name="P27" style:family="paragraph" style:parent-style-name="Standard">
      <style:text-properties fo:color="#666666" loext:opacity="100%" officeooo:rsid="0022ca8c" officeooo:paragraph-rsid="0022ca8c"/>
    </style:style>
    <style:style style:name="P28" style:family="paragraph" style:parent-style-name="Standard">
      <style:text-properties fo:color="#666666" loext:opacity="100%" officeooo:rsid="00234589" officeooo:paragraph-rsid="00234589"/>
    </style:style>
    <style:style style:name="P29" style:family="paragraph" style:parent-style-name="Standard">
      <style:text-properties fo:color="#666666" loext:opacity="100%" fo:font-style="italic" fo:font-weight="bold" officeooo:rsid="00234589" officeooo:paragraph-rsid="00234589" style:font-style-asian="italic" style:font-weight-asian="bold" style:font-style-complex="italic" style:font-weight-complex="bold"/>
    </style:style>
    <style:style style:name="P30" style:family="paragraph" style:parent-style-name="Standard">
      <style:text-properties officeooo:rsid="00202d1e" officeooo:paragraph-rsid="00202d1e"/>
    </style:style>
    <style:style style:name="P31" style:family="paragraph" style:parent-style-name="Standard">
      <style:text-properties officeooo:rsid="00234589" officeooo:paragraph-rsid="00234589"/>
    </style:style>
    <style:style style:name="P32" style:family="paragraph" style:parent-style-name="Standard">
      <style:text-properties officeooo:rsid="00234589" officeooo:paragraph-rsid="0025b907"/>
    </style:style>
    <style:style style:name="P33" style:family="paragraph" style:parent-style-name="Standard">
      <style:text-properties officeooo:paragraph-rsid="00234589"/>
    </style:style>
    <style:style style:name="P34" style:family="paragraph" style:parent-style-name="Standard">
      <style:text-properties fo:color="#000000" loext:opacity="100%" fo:font-weight="bold" officeooo:rsid="00234589" officeooo:paragraph-rsid="00234589" style:font-weight-asian="bold" style:font-weight-complex="bold"/>
    </style:style>
    <style:style style:name="P35" style:family="paragraph" style:parent-style-name="Standard">
      <style:text-properties fo:font-style="italic" fo:font-weight="bold" officeooo:rsid="0022ca8c" officeooo:paragraph-rsid="0022ca8c" style:font-style-asian="italic" style:font-weight-asian="bold" style:font-style-complex="italic" style:font-weight-complex="bold"/>
    </style:style>
    <style:style style:name="P36" style:family="paragraph" style:parent-style-name="Standard">
      <style:text-properties fo:font-style="italic" fo:font-weight="bold" officeooo:rsid="0022ca8c" officeooo:paragraph-rsid="00234589" style:font-style-asian="italic" style:font-weight-asian="bold" style:font-style-complex="italic" style:font-weight-complex="bold"/>
    </style:style>
    <style:style style:name="P37" style:family="paragraph" style:parent-style-name="Standard">
      <style:text-properties officeooo:rsid="00266405" officeooo:paragraph-rsid="00266405"/>
    </style:style>
    <style:style style:name="T1" style:family="text">
      <style:text-properties fo:font-weight="bold" style:font-weight-asian="bold" style:font-weight-complex="bold"/>
    </style:style>
    <style:style style:name="T2" style:family="text">
      <style:text-properties officeooo:rsid="001f352a"/>
    </style:style>
    <style:style style:name="T3" style:family="text">
      <style:text-properties officeooo:rsid="00202d1e"/>
    </style:style>
    <style:style style:name="T4" style:family="text">
      <style:text-properties officeooo:rsid="0022ca8c"/>
    </style:style>
    <style:style style:name="T5" style:family="text">
      <style:text-properties fo:font-weight="normal" style:font-weight-asian="normal" style:font-weight-complex="normal"/>
    </style:style>
    <style:style style:name="T6" style:family="text">
      <style:text-properties fo:font-weight="normal" officeooo:rsid="00234589" style:font-weight-asian="normal" style:font-weight-complex="normal"/>
    </style:style>
    <style:style style:name="T7" style:family="text">
      <style:text-properties fo:color="#666666" loext:opacity="100%"/>
    </style:style>
    <style:style style:name="T8" style:family="text">
      <style:text-properties fo:color="#666666" loext:opacity="100%" officeooo:rsid="001f352a"/>
    </style:style>
    <style:style style:name="T9" style:family="text">
      <style:text-properties fo:color="#666666" loext:opacity="100%" officeooo:rsid="00234589"/>
    </style:style>
    <style:style style:name="T10" style:family="text">
      <style:text-properties fo:color="#666666" loext:opacity="100%" officeooo:rsid="001fd49a"/>
    </style:style>
    <style:style style:name="T11" style:family="text">
      <style:text-properties fo:color="#666666" loext:opacity="100%" officeooo:rsid="0025b907"/>
    </style:style>
    <style:style style:name="T12" style:family="text">
      <style:text-properties style:font-name="MS Shell Dlg 2" fo:font-size="8pt" style:font-size-asian="8pt"/>
    </style:style>
    <style:style style:name="T13" style:family="text">
      <style:text-properties officeooo:rsid="00234589"/>
    </style:style>
    <style:style style:name="T14" style:family="text">
      <style:text-properties fo:font-style="italic" fo:font-weight="normal" officeooo:rsid="00234589" style:font-style-asian="italic" style:font-weight-asian="normal" style:font-style-complex="italic" style:font-weight-complex="normal"/>
    </style:style>
    <style:style style:name="T15" style:family="text">
      <style:text-properties fo:color="#383d3c" loext:opacity="100%" fo:font-weight="bold" style:font-weight-asian="bold" style:font-weight-complex="bold"/>
    </style:style>
    <style:style style:name="T16" style:family="text">
      <style:text-properties officeooo:rsid="0025b907"/>
    </style:style>
    <style:style style:name="T17" style:family="text">
      <style:text-properties officeooo:rsid="002664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rbeanalyse</text:h>
      <text:p text:style-name="P1"/>
      <text:p text:style-name="P1">Die mir vorliegenden Werbeanzeige aus der Zeitschrift Neon, Ausgabe 12/2014 S. 2-3 ist eine Werbung der Daimler Benz AG zu sehen. Sie zeigt das neue Modell Fortwo.</text:p>
      <text:p text:style-name="P1"/>
      <text:p text:style-name="P6">Als Zielgruppe <text:span text:style-name="T3">v</text:span>orstellbar sind Singles in Großstädte, die einen Urbanen Lebensstil pflegen, <text:span text:style-name="T13">und für die Fortbewegung in engen Verkehrsräumen auf die Wendigkeit des Modells angewiesen sind</text:span>. <text:span text:style-name="T13">F</text:span><text:span text:style-name="T3">ür Lieferdienste und </text:span><text:span text:style-name="T13">ä</text:span><text:span text:style-name="T3">hnliche </text:span><text:span text:style-name="T13">Gewerbe</text:span><text:span text:style-name="T3"> dürfte das kleine </text:span><text:span text:style-name="T13">Auto unter anderem wegen seines wahrscheinlich geringen Treibstoffverbrauchs</text:span><text:span text:style-name="T3"> </text:span><text:span text:style-name="T13">auch </text:span><text:span text:style-name="T3">gut geeignet sein. </text:span><text:span text:style-name="T13">Nicht zu vernachlässigen ist auch die Verwendung </text:span><text:span text:style-name="T3">als Zweitwagen für Familien </text:span><text:span text:style-name="T13">zur schnellen Erledigung von</text:span><text:span text:style-name="T3"> Einkäufe und andere </text:span><text:span text:style-name="T13">Alltagsaktivitäten.</text:span></text:p>
      <text:p text:style-name="P2"/>
      <text:p text:style-name="P2">Die Anzeige ist auf einer DinA4 <text:span text:style-name="T3">Doppels</text:span>eite abgebildet. Der Hintergrund ist in schlichtem Grau-<text:span text:style-name="T13">Weiß</text:span> gehalten <text:span text:style-name="T13">und lässt somit die bunten Elemente im Vordergrund durch eine Qualitätskontrast besonders herausstechen</text:span>. <text:span text:style-name="T3">Die Szenerie zeigt schräge, beengend wirkende Hochhäuser.</text:span></text:p>
      <text:p text:style-name="P7">Dynamisch ins Bild gesetzt hebt sich der Eyecatcher in einen knalligem Orange vom Hinterrund ab.</text:p>
      <text:p text:style-name="P7">Er bedeckt <text:span text:style-name="T13">etwa ein Viertel</text:span> der Anzeige, …</text:p>
      <text:p text:style-name="P7">Dazu korrespondiert ein kleinerer, weiter weg Platziertes Modell in der Komplementärfarbe Blau. Er <text:span text:style-name="T4">b</text:span>ewegt sich aus dem Sichtfeld heraus. Beide <text:span text:style-name="T13">Fahrzeuge</text:span> bewegen sich auf fantasievollen um die Gebäude <text:span text:style-name="T13">geschwungenen</text:span> Bändern </text:p>
      <text:p text:style-name="P7">...</text:p>
      <text:p text:style-name="P18">Oben links ist die Headline mit vier Zeilen wie eine Art Piktogramm platziert. Die Größe der Lettern wurde angepasst um den vierzeiligen Text auf ein Quadrat anzupassen. Ihre Botschaft setzt sich aus zwei Ellipsen zusammen. Die auffälligerere zweite Ellipse ist größer gedruckt und erweckt die Aufmerksamkeit mit einen in Großbuchstaben gedrucktem blauen „FOR“. I<text:span text:style-name="T13">n</text:span> der Ersten wird der Name des Produkts neuen Produkts vorgestellt</text:p>
      <text:p text:style-name="P2">→<text:span text:style-name="T4">farbe des for findet sich in der Preisliste wieder</text:span></text:p>
      <text:p text:style-name="P19"><text:span text:style-name="T4">Das Finanzierungsangebot in der unteren rechten Ecke… </text:span><text:span text:style-name="T13">99€</text:span></text:p>
      <text:p text:style-name="P18">...</text:p>
      <text:p text:style-name="P18">Außergewöhnlich sind die Fußnoten am unteren Rand der Anzeige</text:p>
      <text:p text:style-name="P18"/>
      <text:p text:style-name="P18"/>
      <text:p text:style-name="P32">Der Blick des Betrachters bleibt an dem farbenfrohen <text:span text:style-name="T17">E</text:span>yecatcher hängen, verwirrende <text:span text:style-name="T17">E</text:span>lemente und <text:s/>die semi-realistische Darstellung der <text:span text:style-name="T17">S</text:span>traße halten den Blick des Betrachters fest und regen ihn zum genaueren Betrachten der Anzeige an. Das Interesse (interest) wird durch die Headline erzielt, welche dafür sorgen soll das man direkt an der Wendigkeit des neuen Modells interessiert ist. <text:line-break/><text:span text:style-name="T16">Weiter </text:span><text:span text:style-name="T17">A</text:span><text:span text:style-name="T16">spekte sind hierbei auch wieder<text:tab/><text:line-break/></text:span>… indem sie den Titel „the new smart fortwo, for quicker turnarounds“ präsentiert...durch einen hohen Schriftgrad und Farben</text:p>
      <text:p text:style-name="P32"/>
      <text:p text:style-name="P37">Der fünfzeilige copy der anzeige geht auf</text:p>
      <text:p text:style-name="P32">„<text:span text:style-name="T16">Nun wird das Verlangen, Desire versucht durch den Copy </text:span><text:span text:style-name="T17">z</text:span><text:span text:style-name="T16">u erwecken. Hierbei wird besonders der Wendepunkt bzw. der Wendekreis des Smarts genutzt um <text:s/>seine Mobilität zu verdeutlichen. Ebenfalls bekommen wir von Smart eine Mobilitätsgarantie zugesprochen, die sich auf die „Smart Road Assistance“ bezieht. Dadurch soll besonders das fahren in der rushour</text:span>“ <text:span text:style-name="T16">vereinfacht werden </text:span></text:p>
      <text:p text:style-name="P31">…</text:p>
      <text:p text:style-name="P31">Letztendlich wird der Betrachter durch den Link am ende des Copy indirekt zum Kauf aufgefordert.</text:p>
      <text:h text:style-name="P8" text:outline-level="1" text:is-list-header="true">Notizen</text:h>
      <text:p text:style-name="P3"/>
      <text:p text:style-name="P4"><text:span text:style-name="T1">Einleitung</text:span> (<text:span text:style-name="T4">Textquelle</text:span>, <text:span text:style-name="T4">Erscheinungsdatum</text:span>, Produkt, <text:span text:style-name="T4">werbendes Unternehmen</text:span>, usw.)</text:p>
      <text:p text:style-name="P4"/>
      <text:p text:style-name="P10">Zielgruppe darstellen/<text:span text:style-name="T13">analysieren</text:span></text:p>
      <text:p text:style-name="P12">konsumenten die u. a. …</text:p>
      <text:p text:style-name="P33"><text:span text:style-name="T8">menschen in urbanen städten </text:span><text:span text:style-name="T10">(singles), lieferdienste, </text:span><text:span text:style-name="T9">zweitwagen, </text:span><text:span text:style-name="T8">kurzestreckenfarten</text:span></text:p>
      <text:p text:style-name="P25">treibstoffverbrauch, </text:p>
      <text:p text:style-name="P11"/>
      <text:p text:style-name="P11"/>
      <text:p text:style-name="P5"><text:span text:style-name="T4">Beschreibung</text:span> <text:span text:style-name="T4">der Bild- und Textelemente<text:line-break/></text:span><text:span text:style-name="T14">Die Werbeanzeige umfasst eine DIN A3 Seite und enthält Bild- und Textelemente</text:span></text:p>
      <text:p text:style-name="P13"><text:span text:style-name="T3">→ </text:span><text:span text:style-name="T13">Die Anzeige dem Blick folgend durchgehen: </text:span><text:span text:style-name="T3">Hintergrund→</text:span><text:span text:style-name="T2"> </text:span><text:span text:style-name="T3">Eyecatcher → </text:span><text:span text:style-name="T13">Headline → Angebot</text:span></text:p>
      <text:p text:style-name="P24"/>
      <text:p text:style-name="P24">Im Vordergrund steht besagtes Modell, eine art band in der luft, fliegt fast, auto in der gleichen farbe, das andere auto: andersrum gedreht → kann auto von vorne unten hinten sehen, warm-kalt kontrast / komplementärfarben, <text:span text:style-name="T3">fantasievolle farbbänder</text:span></text:p>
      <text:p text:style-name="P27">fantasievoll geschwungene farbbänder verdeutlichen <text:s/>dynamik, unortodoxe hochhäuser <text:span text:style-name="T13">(was?!?),</text:span></text:p>
      <text:p text:style-name="P27">bestimmte farben die sich überall wiederfinden</text:p>
      <text:p text:style-name="P27"/>
      <text:p text:style-name="P28">zum smart-logo: der pfeil repräsentiert die mobilität welche die fahrzeuge mitsich bringen und der glanz wertet sie auf und signalisiert etwas besonders</text:p>
      <text:p text:style-name="P27">VON DAIMLER!</text:p>
      <text:p text:style-name="P24"/>
      <text:p text:style-name="P34">Analyse der Text-Bild Korespondenz</text:p>
      <text:p text:style-name="P14"><text:span text:style-name="T15">→ AIDA - Attention, Interest, Desire, Action</text:span></text:p>
      <text:p text:style-name="P31"><text:span text:style-name="T7">farbliche ähnlichkeiten zwischen „for“ und preisliste<text:line-break/>attention: eyecatcher, usw.<text:line-break/>interest: headline, preis?<text:line-break/>Desire: </text:span><text:span text:style-name="T11">subline, </text:span><text:span text:style-name="T7">gesamter copy<text:line-break/>action: link im copy</text:span></text:p>
      <text:p text:style-name="P21"/>
      <text:p text:style-name="P21"/>
      <text:p text:style-name="P21"/>
      <text:p text:style-name="P21">Werbebotschaft darstellen</text:p>
      <text:p text:style-name="P35"><text:span text:style-name="T5">- Produkt soll ermöglichen...</text:span><text:span text:style-name="T5"/></text:p>
      <text:p text:style-name="P16"/>
      <text:p text:style-name="P20"/>
      <text:p text:style-name="P23">...</text:p>
      <text:p text:style-name="P22">Sprachliche Gestaltung untersuchen</text:p>
      <text:p text:style-name="P35"><text:span text:style-name="T5">→ </text:span><text:span text:style-name="T6">B</text:span><text:span text:style-name="T5">erücksichtigung de</text:span><text:span text:style-name="T6">s Hintergrundwissens zur Funktion von Werbeanzeigen</text:span></text:p>
      <text:p text:style-name="P36"><text:span text:style-name="T6">→ Auf rethorische/sprachliche Mittel hinweisen</text:span></text:p>
      <text:p text:style-name="P29"><text:span text:style-name="T6">Sprachebene, Anglizismen, Ellipsen, Adjektive, usw.</text:span></text:p>
      <text:p text:style-name="P26">ellipsen sind typisch für werbung...</text:p>
      <text:p text:style-name="P18"/>
      <text:p text:style-name="P18"/>
      <text:p text:style-name="P21">Anzeige Bewerten</text:p>
      <text:p text:style-name="P21"><text:span text:style-name="T5">→ Selbständig begründete Wertung verfassen<text:line-break/>→ Bezug auf gewonnene Analyseergebniss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31cm" fo:page-height="29.7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sep style:width="0.009cm" style:color="#808080" style:height="100%" style:style="solid"/>
          <style:column style:rel-width="9837*" fo:start-indent="0cm" fo:end-indent="0.249cm"/>
          <style:column style:rel-width="547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07T12:14:41.513000000</meta:creation-date>
    <dc:date>2024-02-29T12:12:16.231000000</dc:date>
    <meta:editing-duration>P21DT21H25M54S</meta:editing-duration>
    <meta:editing-cycles>7</meta:editing-cycles>
    <meta:generator>LibreOffice/7.5.5.2$Windows_X86_64 LibreOffice_project/ca8fe7424262805f223b9a2334bc7181abbcbf5e</meta:generator>
    <meta:document-statistic meta:table-count="0" meta:image-count="0" meta:object-count="0" meta:page-count="2" meta:paragraph-count="44" meta:word-count="634" meta:character-count="4605" meta:non-whitespace-character-count="4007"/>
  </office:meta>
</office:document-meta>
</file>